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224in" svg:height="3.1717in" svg:x="0in" svg:y="2.1437in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772in" svg:height="3.1488in" svg:x="0in" svg:y="5.7071in">
            <draw:object draw:notify-on-update-of-ranges="Sheet1.A3:Sheet1.A10 Sheet1.C2:Sheet1.C2 Sheet1.C3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1685in" svg:height="3.1441in" svg:x="0in" svg:y="9.2622in">
            <draw:object draw:notify-on-update-of-ranges="Sheet1.A3:Sheet1.A10 Sheet1.D2:Sheet1.D2 Sheet1.D3:Sheet1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224in" svg:height="3.1717in" svg:x="7.1114in" svg:y="2.1382in">
            <draw:object draw:notify-on-update-of-ranges="Sheet1.A3:Sheet1.A10 Sheet1.E2:Sheet1.E2 Sheet1.E3:Sheet1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1772in" svg:height="3.1488in" svg:x="7.111in" svg:y="5.7024in">
            <draw:object draw:notify-on-update-of-ranges="Sheet1.A3:Sheet1.A10 Sheet1.F2:Sheet1.F2 Sheet1.F3:Sheet1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1685in" svg:height="3.1441in" svg:x="7.111in" svg:y="9.2661in">
            <draw:object draw:notify-on-update-of-ranges="Sheet1.A3:Sheet1.A10 Sheet1.G2:Sheet1.G2 Sheet1.G3:Sheet1.G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224in" svg:height="3.1717in" svg:x="14.2228in" svg:y="2.1382in">
            <draw:object draw:notify-on-update-of-ranges="Sheet1.A3:Sheet1.A10 Sheet1.H2:Sheet1.H2 Sheet1.H3:Sheet1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1772in" svg:height="3.1488in" svg:x="14.2224in" svg:y="5.7024in">
            <draw:object draw:notify-on-update-of-ranges="Sheet1.A3:Sheet1.A10 Sheet1.I2:Sheet1.I2 Sheet1.I3:Sheet1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1685in" svg:height="3.1441in" svg:x="14.2224in" svg:y="9.2661in">
            <draw:object draw:notify-on-update-of-ranges="Sheet1.A3:Sheet1.A10 Sheet1.J2:Sheet1.J2 Sheet1.J3:Sheet1.J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.5669in" svg:height="3.1346in" svg:x="20.6874in" svg:y="2.1602in">
            <draw:object draw:notify-on-update-of-ranges="Sheet1.W2:Sheet1.W2 Sheet1.W3:Sheet1.W9 Sheet1.X2:Sheet1.X2 Sheet1.X3:Sheet1.X9 Sheet1.Y2:Sheet1.Y2 Sheet1.Y3:Sheet1.Y9 Sheet1.Z2:Sheet1.Z2 Sheet1.Z3:Sheet1.Z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5.5669in" svg:height="3.1346in" svg:x="26.8866in" svg:y="2.1335in">
            <draw:object draw:notify-on-update-of-ranges="Sheet1.W3:Sheet1.W9 Sheet1.AA2:Sheet1.AA2 Sheet1.AA3:Sheet1.AA9 Sheet1.AB2:Sheet1.AB2 Sheet1.AB3:Sheet1.AB9 Sheet1.AC2:Sheet1.AC2 Sheet1.AC3:Sheet1.AC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2" table:default-cell-style-name="ce1"/>
        <table:table-column table:style-name="co2" table:default-cell-style-name="ce1"/>
        <table:table-column table:style-name="co1" table:number-columns-repeated="1001" table:default-cell-style-name="ce1"/>
        <table:table-row table:style-name="ro1">
          <table:table-cell table:style-name="ce3" office:value-type="string" calcext:value-type="string">
            <text:p>MPI</text:p>
          </table:table-cell>
          <table:table-cell table:style-name="ce2" office:value-type="string" calcext:value-type="string" table:number-columns-spanned="3" table:number-rows-spanned="1">
            <text:p>A: 1000x10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4000x40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6000x6000</text:p>
          </table:table-cell>
          <table:covered-table-cell table:number-columns-repeated="2"/>
          <table:table-cell/>
          <table:table-cell table:style-name="ce3" office:value-type="string" calcext:value-type="string">
            <text:p>OpenMP</text:p>
          </table:table-cell>
          <table:table-cell table:style-name="ce2" office:value-type="string" calcext:value-type="string" table:number-columns-spanned="3" table:number-rows-spanned="1">
            <text:p>A: 1000x10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4000x40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6000x6000</text:p>
          </table:table-cell>
          <table:covered-table-cell table:number-columns-repeated="2"/>
          <table:table-cell/>
          <table:table-cell table:style-name="ce3" office:value-type="string" calcext:value-type="string">
            <text:p>OpenMP/MPI</text:p>
          </table:table-cell>
          <table:table-cell table:style-name="ce2" office:value-type="string" calcext:value-type="string" table:number-columns-spanned="3" table:number-rows-spanned="1">
            <text:p>tim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peedup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n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nthreads</text:p>
          </table:table-cell>
          <table:table-cell office:value-type="string" calcext:value-type="string">
            <text:p>A1000</text:p>
          </table:table-cell>
          <table:table-cell office:value-type="string" calcext:value-type="string">
            <text:p>A4000</text:p>
          </table:table-cell>
          <table:table-cell office:value-type="string" calcext:value-type="string">
            <text:p>A6000</text:p>
          </table:table-cell>
          <table:table-cell office:value-type="string" calcext:value-type="string">
            <text:p>A1000</text:p>
          </table:table-cell>
          <table:table-cell office:value-type="string" calcext:value-type="string">
            <text:p>A4000</text:p>
          </table:table-cell>
          <table:table-cell office:value-type="string" calcext:value-type="string">
            <text:p>A600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453212" calcext:value-type="float">
            <text:p>0.453212</text:p>
          </table:table-cell>
          <table:table-cell table:formula="of:=[.$B$3]/[.$B3]" office:value-type="float" office:value="1" calcext:value-type="float">
            <text:p>1</text:p>
          </table:table-cell>
          <table:table-cell table:formula="of:=[.$C3]/[.$A3]" office:value-type="float" office:value="1" calcext:value-type="float">
            <text:p>1</text:p>
          </table:table-cell>
          <table:table-cell table:style-name="ce7" office:value-type="float" office:value="30.1725" calcext:value-type="float">
            <text:p>30.1725</text:p>
          </table:table-cell>
          <table:table-cell table:formula="of:=[.$E$3]/[.$E3]" office:value-type="float" office:value="1" calcext:value-type="float">
            <text:p>1</text:p>
          </table:table-cell>
          <table:table-cell table:formula="of:=[.$F3]/[.$A3]" office:value-type="float" office:value="1" calcext:value-type="float">
            <text:p>1</text:p>
          </table:table-cell>
          <table:table-cell table:style-name="ce7" office:value-type="float" office:value="103.83" calcext:value-type="float">
            <text:p>103.83</text:p>
          </table:table-cell>
          <table:table-cell table:formula="of:=[.$H$3]/[.$H3]" office:value-type="float" office:value="1" calcext:value-type="float">
            <text:p>1</text:p>
          </table:table-cell>
          <table:table-cell table:formula="of:=[.$I3]/[.$A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28773" calcext:value-type="float">
            <text:p>0.528773</text:p>
          </table:table-cell>
          <table:table-cell table:formula="of:=[.$M$3]/[.$M3]" office:value-type="float" office:value="1" calcext:value-type="float">
            <text:p>1</text:p>
          </table:table-cell>
          <table:table-cell table:formula="of:=[.$N3]/[.$L3]" office:value-type="float" office:value="1" calcext:value-type="float">
            <text:p>1</text:p>
          </table:table-cell>
          <table:table-cell office:value-type="float" office:value="30.56" calcext:value-type="float">
            <text:p>30.56</text:p>
          </table:table-cell>
          <table:table-cell table:formula="of:=[.$P$3]/[.$P3]" office:value-type="float" office:value="1" calcext:value-type="float">
            <text:p>1</text:p>
          </table:table-cell>
          <table:table-cell table:formula="of:=[.$Q3]/[.$L3]" office:value-type="float" office:value="1" calcext:value-type="float">
            <text:p>1</text:p>
          </table:table-cell>
          <table:table-cell office:value-type="float" office:value="108.691" calcext:value-type="float">
            <text:p>108.691</text:p>
          </table:table-cell>
          <table:table-cell table:formula="of:=[.$S$3]/[.$S3]" office:value-type="float" office:value="1" calcext:value-type="float">
            <text:p>1</text:p>
          </table:table-cell>
          <table:table-cell table:formula="of:=[.$T3]/[.$L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M3]/[.$B3]" office:value-type="float" office:value="1.16672329947133" calcext:value-type="float">
            <text:p>1.16672329947133</text:p>
          </table:table-cell>
          <table:table-cell table:formula="of:=[.$P3]/[.$E3]" office:value-type="float" office:value="1.01284282044908" calcext:value-type="float">
            <text:p>1.01284282044908</text:p>
          </table:table-cell>
          <table:table-cell table:formula="of:=[.$S3]/[.$H3]" office:value-type="float" office:value="1.04681691226043" calcext:value-type="float">
            <text:p>1.04681691226043</text:p>
          </table:table-cell>
          <table:table-cell table:formula="of:=[.$C3]/[.$N3]" office:value-type="float" office:value="1" calcext:value-type="float">
            <text:p>1</text:p>
          </table:table-cell>
          <table:table-cell table:formula="of:=[.$F3]/[.$Q3]" office:value-type="float" office:value="1" calcext:value-type="float">
            <text:p>1</text:p>
          </table:table-cell>
          <table:table-cell table:formula="of:=[.$G3]/[.$R3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231283" calcext:value-type="float">
            <text:p>0.231283</text:p>
          </table:table-cell>
          <table:table-cell table:formula="of:=[.$B$3]/[.$B4]" office:value-type="float" office:value="1.95955604173242" calcext:value-type="float">
            <text:p>1.95955604173242</text:p>
          </table:table-cell>
          <table:table-cell table:formula="of:=[.$C4]/[.$A4]" office:value-type="float" office:value="0.979778020866211" calcext:value-type="float">
            <text:p>0.979778020866211</text:p>
          </table:table-cell>
          <table:table-cell table:style-name="ce7" office:value-type="float" office:value="15.1948" calcext:value-type="float">
            <text:p>15.1948</text:p>
          </table:table-cell>
          <table:table-cell table:formula="of:=[.$E$3]/[.$E4]" office:value-type="float" office:value="1.98571221733751" calcext:value-type="float">
            <text:p>1.98571221733751</text:p>
          </table:table-cell>
          <table:table-cell table:formula="of:=[.$F4]/[.$A4]" office:value-type="float" office:value="0.992856108668755" calcext:value-type="float">
            <text:p>0.992856108668755</text:p>
          </table:table-cell>
          <table:table-cell table:style-name="ce7" office:value-type="float" office:value="52.3445" calcext:value-type="float">
            <text:p>52.3445</text:p>
          </table:table-cell>
          <table:table-cell table:formula="of:=[.$H$3]/[.$H4]" office:value-type="float" office:value="1.98358948886703" calcext:value-type="float">
            <text:p>1.98358948886703</text:p>
          </table:table-cell>
          <table:table-cell table:formula="of:=[.$I4]/[.$A4]" office:value-type="float" office:value="0.991794744433513" calcext:value-type="float">
            <text:p>0.9917947444335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91595" calcext:value-type="float">
            <text:p>0.291595</text:p>
          </table:table-cell>
          <table:table-cell table:formula="of:=[.$M$3]/[.$M4]" office:value-type="float" office:value="1.81338157375812" calcext:value-type="float">
            <text:p>1.81338157375812</text:p>
          </table:table-cell>
          <table:table-cell table:formula="of:=[.$N4]/[.$L4]" office:value-type="float" office:value="0.906690786879062" calcext:value-type="float">
            <text:p>0.906690786879062</text:p>
          </table:table-cell>
          <table:table-cell office:value-type="float" office:value="15.3958" calcext:value-type="float">
            <text:p>15.3958</text:p>
          </table:table-cell>
          <table:table-cell table:formula="of:=[.$P$3]/[.$P4]" office:value-type="float" office:value="1.9849569363073" calcext:value-type="float">
            <text:p>1.9849569363073</text:p>
          </table:table-cell>
          <table:table-cell table:formula="of:=[.$Q4]/[.$L4]" office:value-type="float" office:value="0.992478468153652" calcext:value-type="float">
            <text:p>0.992478468153652</text:p>
          </table:table-cell>
          <table:table-cell office:value-type="float" office:value="53.4733" calcext:value-type="float">
            <text:p>53.4733</text:p>
          </table:table-cell>
          <table:table-cell table:formula="of:=[.$S$3]/[.$S4]" office:value-type="float" office:value="2.03262188793286" calcext:value-type="float">
            <text:p>2.03262188793286</text:p>
          </table:table-cell>
          <table:table-cell table:formula="of:=[.$T4]/[.$L4]" office:value-type="float" office:value="1.01631094396643" calcext:value-type="float">
            <text:p>1.016310943966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M4]/[.$B4]" office:value-type="float" office:value="1.26077143585996" calcext:value-type="float">
            <text:p>1.26077143585996</text:p>
          </table:table-cell>
          <table:table-cell table:formula="of:=[.$P4]/[.$E4]" office:value-type="float" office:value="1.01322820965067" calcext:value-type="float">
            <text:p>1.01322820965067</text:p>
          </table:table-cell>
          <table:table-cell table:formula="of:=[.$S4]/[.$H4]" office:value-type="float" office:value="1.02156482533982" calcext:value-type="float">
            <text:p>1.02156482533982</text:p>
          </table:table-cell>
          <table:table-cell table:formula="of:=[.$C4]/[.$N4]" office:value-type="float" office:value="1.08060877538938" calcext:value-type="float">
            <text:p>1.08060877538938</text:p>
          </table:table-cell>
          <table:table-cell table:formula="of:=[.$F4]/[.$Q4]" office:value-type="float" office:value="1.0003805024766" calcext:value-type="float">
            <text:p>1.0003805024766</text:p>
          </table:table-cell>
          <table:table-cell table:formula="of:=[.$G4]/[.$R4]" office:value-type="float" office:value="1.0003805024766" calcext:value-type="float">
            <text:p>1.0003805024766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121257" calcext:value-type="float">
            <text:p>0.121257</text:p>
          </table:table-cell>
          <table:table-cell table:formula="of:=[.$B$3]/[.$B5]" office:value-type="float" office:value="3.73761514799146" calcext:value-type="float">
            <text:p>3.73761514799146</text:p>
          </table:table-cell>
          <table:table-cell table:formula="of:=[.$C5]/[.$A5]" office:value-type="float" office:value="0.934403786997864" calcext:value-type="float">
            <text:p>0.934403786997864</text:p>
          </table:table-cell>
          <table:table-cell table:style-name="ce7" office:value-type="float" office:value="7.64554" calcext:value-type="float">
            <text:p>7.64554</text:p>
          </table:table-cell>
          <table:table-cell table:formula="of:=[.$E$3]/[.$E5]" office:value-type="float" office:value="3.9464184347999" calcext:value-type="float">
            <text:p>3.9464184347999</text:p>
          </table:table-cell>
          <table:table-cell table:formula="of:=[.$F5]/[.$A5]" office:value-type="float" office:value="0.986604608699974" calcext:value-type="float">
            <text:p>0.986604608699974</text:p>
          </table:table-cell>
          <table:table-cell table:style-name="ce7" office:value-type="float" office:value="26.561" calcext:value-type="float">
            <text:p>26.561</text:p>
          </table:table-cell>
          <table:table-cell table:formula="of:=[.$H$3]/[.$H5]" office:value-type="float" office:value="3.90911486766311" calcext:value-type="float">
            <text:p>3.90911486766311</text:p>
          </table:table-cell>
          <table:table-cell table:formula="of:=[.$I5]/[.$A5]" office:value-type="float" office:value="0.977278716915779" calcext:value-type="float">
            <text:p>0.977278716915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43339" calcext:value-type="float">
            <text:p>0.143339</text:p>
          </table:table-cell>
          <table:table-cell table:formula="of:=[.$M$3]/[.$M5]" office:value-type="float" office:value="3.68896811056307" calcext:value-type="float">
            <text:p>3.68896811056307</text:p>
          </table:table-cell>
          <table:table-cell table:formula="of:=[.$N5]/[.$L5]" office:value-type="float" office:value="0.922242027640768" calcext:value-type="float">
            <text:p>0.922242027640768</text:p>
          </table:table-cell>
          <table:table-cell office:value-type="float" office:value="7.80801" calcext:value-type="float">
            <text:p>7.80801</text:p>
          </table:table-cell>
          <table:table-cell table:formula="of:=[.$P$3]/[.$P5]" office:value-type="float" office:value="3.91392941351253" calcext:value-type="float">
            <text:p>3.91392941351253</text:p>
          </table:table-cell>
          <table:table-cell table:formula="of:=[.$Q5]/[.$L5]" office:value-type="float" office:value="0.978482353378133" calcext:value-type="float">
            <text:p>0.978482353378133</text:p>
          </table:table-cell>
          <table:table-cell office:value-type="float" office:value="27.5261" calcext:value-type="float">
            <text:p>27.5261</text:p>
          </table:table-cell>
          <table:table-cell table:formula="of:=[.$S$3]/[.$S5]" office:value-type="float" office:value="3.94865236993254" calcext:value-type="float">
            <text:p>3.94865236993254</text:p>
          </table:table-cell>
          <table:table-cell table:formula="of:=[.$T5]/[.$L5]" office:value-type="float" office:value="0.987163092483134" calcext:value-type="float">
            <text:p>0.98716309248313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M5]/[.$B5]" office:value-type="float" office:value="1.18210907411531" calcext:value-type="float">
            <text:p>1.18210907411531</text:p>
          </table:table-cell>
          <table:table-cell table:formula="of:=[.$P5]/[.$E5]" office:value-type="float" office:value="1.0212502975591" calcext:value-type="float">
            <text:p>1.0212502975591</text:p>
          </table:table-cell>
          <table:table-cell table:formula="of:=[.$S5]/[.$H5]" office:value-type="float" office:value="1.03633522834231" calcext:value-type="float">
            <text:p>1.03633522834231</text:p>
          </table:table-cell>
          <table:table-cell table:formula="of:=[.$C5]/[.$N5]" office:value-type="float" office:value="1.01318716670092" calcext:value-type="float">
            <text:p>1.01318716670092</text:p>
          </table:table-cell>
          <table:table-cell table:formula="of:=[.$F5]/[.$Q5]" office:value-type="float" office:value="1.00830087052035" calcext:value-type="float">
            <text:p>1.00830087052035</text:p>
          </table:table-cell>
          <table:table-cell table:formula="of:=[.$G5]/[.$R5]" office:value-type="float" office:value="1.00830087052035" calcext:value-type="float">
            <text:p>1.00830087052035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0672248" calcext:value-type="float">
            <text:p>0.067225</text:p>
          </table:table-cell>
          <table:table-cell table:formula="of:=[.$B$3]/[.$B6]" office:value-type="float" office:value="6.74173816805703" calcext:value-type="float">
            <text:p>6.74173816805703</text:p>
          </table:table-cell>
          <table:table-cell table:formula="of:=[.$C6]/[.$A6]" office:value-type="float" office:value="0.842717271007128" calcext:value-type="float">
            <text:p>0.842717271007128</text:p>
          </table:table-cell>
          <table:table-cell table:style-name="ce7" office:value-type="float" office:value="4.31938" calcext:value-type="float">
            <text:p>4.31938</text:p>
          </table:table-cell>
          <table:table-cell table:formula="of:=[.$E$3]/[.$E6]" office:value-type="float" office:value="6.98537753103455" calcext:value-type="float">
            <text:p>6.98537753103455</text:p>
          </table:table-cell>
          <table:table-cell table:formula="of:=[.$F6]/[.$A6]" office:value-type="float" office:value="0.873172191379318" calcext:value-type="float">
            <text:p>0.873172191379318</text:p>
          </table:table-cell>
          <table:table-cell table:style-name="ce7" office:value-type="float" office:value="16.0054" calcext:value-type="float">
            <text:p>16.0054</text:p>
          </table:table-cell>
          <table:table-cell table:formula="of:=[.$H$3]/[.$H6]" office:value-type="float" office:value="6.48718557486848" calcext:value-type="float">
            <text:p>6.48718557486848</text:p>
          </table:table-cell>
          <table:table-cell table:formula="of:=[.$I6]/[.$A6]" office:value-type="float" office:value="0.81089819685856" calcext:value-type="float">
            <text:p>0.810898196858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10175" calcext:value-type="float">
            <text:p>0.0810175</text:p>
          </table:table-cell>
          <table:table-cell table:formula="of:=[.$M$3]/[.$M6]" office:value-type="float" office:value="6.52665164933502" calcext:value-type="float">
            <text:p>6.52665164933502</text:p>
          </table:table-cell>
          <table:table-cell table:formula="of:=[.$N6]/[.$L6]" office:value-type="float" office:value="0.815831456166877" calcext:value-type="float">
            <text:p>0.815831456166877</text:p>
          </table:table-cell>
          <table:table-cell office:value-type="float" office:value="4.53129" calcext:value-type="float">
            <text:p>4.53129</text:p>
          </table:table-cell>
          <table:table-cell table:formula="of:=[.$P$3]/[.$P6]" office:value-type="float" office:value="6.74421632691794" calcext:value-type="float">
            <text:p>6.74421632691794</text:p>
          </table:table-cell>
          <table:table-cell table:formula="of:=[.$Q6]/[.$L6]" office:value-type="float" office:value="0.843027040864743" calcext:value-type="float">
            <text:p>0.843027040864743</text:p>
          </table:table-cell>
          <table:table-cell office:value-type="float" office:value="16.3908" calcext:value-type="float">
            <text:p>16.3908</text:p>
          </table:table-cell>
          <table:table-cell table:formula="of:=[.$S$3]/[.$S6]" office:value-type="float" office:value="6.63121995265637" calcext:value-type="float">
            <text:p>6.63121995265637</text:p>
          </table:table-cell>
          <table:table-cell table:formula="of:=[.$T6]/[.$L6]" office:value-type="float" office:value="0.828902494082046" calcext:value-type="float">
            <text:p>0.82890249408204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M6]/[.$B6]" office:value-type="float" office:value="1.20517279337387" calcext:value-type="float">
            <text:p>1.20517279337387</text:p>
          </table:table-cell>
          <table:table-cell table:formula="of:=[.$P6]/[.$E6]" office:value-type="float" office:value="1.0490602817997" calcext:value-type="float">
            <text:p>1.0490602817997</text:p>
          </table:table-cell>
          <table:table-cell table:formula="of:=[.$S6]/[.$H6]" office:value-type="float" office:value="1.02407937321154" calcext:value-type="float">
            <text:p>1.02407937321154</text:p>
          </table:table-cell>
          <table:table-cell table:formula="of:=[.$C6]/[.$N6]" office:value-type="float" office:value="1.03295510933909" calcext:value-type="float">
            <text:p>1.03295510933909</text:p>
          </table:table-cell>
          <table:table-cell table:formula="of:=[.$F6]/[.$Q6]" office:value-type="float" office:value="1.03575822488879" calcext:value-type="float">
            <text:p>1.03575822488879</text:p>
          </table:table-cell>
          <table:table-cell table:formula="of:=[.$G6]/[.$R6]" office:value-type="float" office:value="1.03575822488879" calcext:value-type="float">
            <text:p>1.03575822488879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0395949" calcext:value-type="float">
            <text:p>0.039595</text:p>
          </table:table-cell>
          <table:table-cell table:formula="of:=[.$B$3]/[.$B7]" office:value-type="float" office:value="11.4462216093487" calcext:value-type="float">
            <text:p>11.4462216093487</text:p>
          </table:table-cell>
          <table:table-cell table:formula="of:=[.$C7]/[.$A7]" office:value-type="float" office:value="0.715388850584292" calcext:value-type="float">
            <text:p>0.715388850584292</text:p>
          </table:table-cell>
          <table:table-cell table:style-name="ce7" office:value-type="float" office:value="2.0454" calcext:value-type="float">
            <text:p>2.0454</text:p>
          </table:table-cell>
          <table:table-cell table:formula="of:=[.$E$3]/[.$E7]" office:value-type="float" office:value="14.7513933704899" calcext:value-type="float">
            <text:p>14.7513933704899</text:p>
          </table:table-cell>
          <table:table-cell table:formula="of:=[.$F7]/[.$A7]" office:value-type="float" office:value="0.921962085655617" calcext:value-type="float">
            <text:p>0.921962085655617</text:p>
          </table:table-cell>
          <table:table-cell table:style-name="ce7" office:value-type="float" office:value="8.51126" calcext:value-type="float">
            <text:p>8.51126</text:p>
          </table:table-cell>
          <table:table-cell table:formula="of:=[.$H$3]/[.$H7]" office:value-type="float" office:value="12.199133853272" calcext:value-type="float">
            <text:p>12.199133853272</text:p>
          </table:table-cell>
          <table:table-cell table:formula="of:=[.$I7]/[.$A7]" office:value-type="float" office:value="0.762445865829501" calcext:value-type="float">
            <text:p>0.7624458658295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99443" calcext:value-type="float">
            <text:p>0.0499443</text:p>
          </table:table-cell>
          <table:table-cell table:formula="of:=[.$M$3]/[.$M7]" office:value-type="float" office:value="10.5872542011801" calcext:value-type="float">
            <text:p>10.5872542011801</text:p>
          </table:table-cell>
          <table:table-cell table:formula="of:=[.$N7]/[.$L7]" office:value-type="float" office:value="0.661703387573757" calcext:value-type="float">
            <text:p>0.661703387573757</text:p>
          </table:table-cell>
          <table:table-cell office:value-type="float" office:value="2.13914" calcext:value-type="float">
            <text:p>2.13914</text:p>
          </table:table-cell>
          <table:table-cell table:formula="of:=[.$P$3]/[.$P7]" office:value-type="float" office:value="14.2861149807867" calcext:value-type="float">
            <text:p>14.2861149807867</text:p>
          </table:table-cell>
          <table:table-cell table:formula="of:=[.$Q7]/[.$L7]" office:value-type="float" office:value="0.892882186299167" calcext:value-type="float">
            <text:p>0.892882186299167</text:p>
          </table:table-cell>
          <table:table-cell office:value-type="float" office:value="9.199" calcext:value-type="float">
            <text:p>9.199</text:p>
          </table:table-cell>
          <table:table-cell table:formula="of:=[.$S$3]/[.$S7]" office:value-type="float" office:value="11.8155234264594" calcext:value-type="float">
            <text:p>11.8155234264594</text:p>
          </table:table-cell>
          <table:table-cell table:formula="of:=[.$T7]/[.$L7]" office:value-type="float" office:value="0.738470214153712" calcext:value-type="float">
            <text:p>0.7384702141537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M7]/[.$B7]" office:value-type="float" office:value="1.26138214770084" calcext:value-type="float">
            <text:p>1.26138214770084</text:p>
          </table:table-cell>
          <table:table-cell table:formula="of:=[.$P7]/[.$E7]" office:value-type="float" office:value="1.04582966656889" calcext:value-type="float">
            <text:p>1.04582966656889</text:p>
          </table:table-cell>
          <table:table-cell table:formula="of:=[.$S7]/[.$H7]" office:value-type="float" office:value="1.08080354730087" calcext:value-type="float">
            <text:p>1.08080354730087</text:p>
          </table:table-cell>
          <table:table-cell table:formula="of:=[.$C7]/[.$N7]" office:value-type="float" office:value="1.08113221727243" calcext:value-type="float">
            <text:p>1.08113221727243</text:p>
          </table:table-cell>
          <table:table-cell table:formula="of:=[.$F7]/[.$Q7]" office:value-type="float" office:value="1.03256857377453" calcext:value-type="float">
            <text:p>1.03256857377453</text:p>
          </table:table-cell>
          <table:table-cell table:formula="of:=[.$G7]/[.$R7]" office:value-type="float" office:value="1.03256857377453" calcext:value-type="float">
            <text:p>1.0325685737745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0.026457" calcext:value-type="float">
            <text:p>0.026457</text:p>
          </table:table-cell>
          <table:table-cell table:formula="of:=[.$B$3]/[.$B8]" office:value-type="float" office:value="17.1301356918774" calcext:value-type="float">
            <text:p>17.1301356918774</text:p>
          </table:table-cell>
          <table:table-cell table:formula="of:=[.$C8]/[.$A8]" office:value-type="float" office:value="0.535316740371168" calcext:value-type="float">
            <text:p>0.535316740371168</text:p>
          </table:table-cell>
          <table:table-cell table:style-name="ce7" office:value-type="float" office:value="1.06976" calcext:value-type="float">
            <text:p>1.06976</text:p>
          </table:table-cell>
          <table:table-cell table:formula="of:=[.$E$3]/[.$E8]" office:value-type="float" office:value="28.2049244690398" calcext:value-type="float">
            <text:p>28.2049244690398</text:p>
          </table:table-cell>
          <table:table-cell table:formula="of:=[.$F8]/[.$A8]" office:value-type="float" office:value="0.881403889657493" calcext:value-type="float">
            <text:p>0.881403889657493</text:p>
          </table:table-cell>
          <table:table-cell table:style-name="ce7" office:value-type="float" office:value="3.54954" calcext:value-type="float">
            <text:p>3.54954</text:p>
          </table:table-cell>
          <table:table-cell table:formula="of:=[.$H$3]/[.$H8]" office:value-type="float" office:value="29.2516776821785" calcext:value-type="float">
            <text:p>29.2516776821785</text:p>
          </table:table-cell>
          <table:table-cell table:formula="of:=[.$I8]/[.$A8]" office:value-type="float" office:value="0.914114927568079" calcext:value-type="float">
            <text:p>0.91411492756807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412162" calcext:value-type="float">
            <text:p>0.0412162</text:p>
          </table:table-cell>
          <table:table-cell table:formula="of:=[.$M$3]/[.$M8]" office:value-type="float" office:value="12.8292516049515" calcext:value-type="float">
            <text:p>12.8292516049515</text:p>
          </table:table-cell>
          <table:table-cell table:formula="of:=[.$N8]/[.$L8]" office:value-type="float" office:value="0.400914112654733" calcext:value-type="float">
            <text:p>0.400914112654733</text:p>
          </table:table-cell>
          <table:table-cell office:value-type="float" office:value="1.61575" calcext:value-type="float">
            <text:p>1.61575</text:p>
          </table:table-cell>
          <table:table-cell table:formula="of:=[.$P$3]/[.$P8]" office:value-type="float" office:value="18.9138171127959" calcext:value-type="float">
            <text:p>18.9138171127959</text:p>
          </table:table-cell>
          <table:table-cell table:formula="of:=[.$Q8]/[.$L8]" office:value-type="float" office:value="0.591056784774872" calcext:value-type="float">
            <text:p>0.591056784774872</text:p>
          </table:table-cell>
          <table:table-cell office:value-type="float" office:value="7.81375" calcext:value-type="float">
            <text:p>7.81375</text:p>
          </table:table-cell>
          <table:table-cell table:formula="of:=[.$S$3]/[.$S8]" office:value-type="float" office:value="13.9102223644217" calcext:value-type="float">
            <text:p>13.9102223644217</text:p>
          </table:table-cell>
          <table:table-cell table:formula="of:=[.$T8]/[.$L8]" office:value-type="float" office:value="0.434694448888178" calcext:value-type="float">
            <text:p>0.43469444888817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M8]/[.$B8]" office:value-type="float" office:value="1.55785614393166" calcext:value-type="float">
            <text:p>1.55785614393166</text:p>
          </table:table-cell>
          <table:table-cell table:formula="of:=[.$P8]/[.$E8]" office:value-type="float" office:value="1.51038550702961" calcext:value-type="float">
            <text:p>1.51038550702961</text:p>
          </table:table-cell>
          <table:table-cell table:formula="of:=[.$S8]/[.$H8]" office:value-type="float" office:value="2.20134158228954" calcext:value-type="float">
            <text:p>2.20134158228954</text:p>
          </table:table-cell>
          <table:table-cell table:formula="of:=[.$C8]/[.$N8]" office:value-type="float" office:value="1.33524045044576" calcext:value-type="float">
            <text:p>1.33524045044576</text:p>
          </table:table-cell>
          <table:table-cell table:formula="of:=[.$F8]/[.$Q8]" office:value-type="float" office:value="1.49123385833937" calcext:value-type="float">
            <text:p>1.49123385833937</text:p>
          </table:table-cell>
          <table:table-cell table:formula="of:=[.$G8]/[.$R8]" office:value-type="float" office:value="1.49123385833937" calcext:value-type="float">
            <text:p>1.49123385833937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0.021531" calcext:value-type="float">
            <text:p>0.021531</text:p>
          </table:table-cell>
          <table:table-cell table:formula="of:=[.$B$3]/[.$B9]" office:value-type="float" office:value="21.0492777855186" calcext:value-type="float">
            <text:p>21.0492777855186</text:p>
          </table:table-cell>
          <table:table-cell table:formula="of:=[.$C9]/[.$A9]" office:value-type="float" office:value="0.350821296425309" calcext:value-type="float">
            <text:p>0.350821296425309</text:p>
          </table:table-cell>
          <table:table-cell table:style-name="ce7" office:value-type="float" office:value="0.625517" calcext:value-type="float">
            <text:p>0.625517</text:p>
          </table:table-cell>
          <table:table-cell table:formula="of:=[.$E$3]/[.$E9]" office:value-type="float" office:value="48.2360990988255" calcext:value-type="float">
            <text:p>48.2360990988255</text:p>
          </table:table-cell>
          <table:table-cell table:formula="of:=[.$F9]/[.$A9]" office:value-type="float" office:value="0.803934984980424" calcext:value-type="float">
            <text:p>0.803934984980424</text:p>
          </table:table-cell>
          <table:table-cell table:style-name="ce7" office:value-type="float" office:value="1.98607" calcext:value-type="float">
            <text:p>1.98607</text:p>
          </table:table-cell>
          <table:table-cell table:formula="of:=[.$H$3]/[.$H9]" office:value-type="float" office:value="52.279124099352" calcext:value-type="float">
            <text:p>52.279124099352</text:p>
          </table:table-cell>
          <table:table-cell table:formula="of:=[.$I9]/[.$A9]" office:value-type="float" office:value="0.8713187349892" calcext:value-type="float">
            <text:p>0.871318734989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44068" calcext:value-type="float">
            <text:p>0.044068</text:p>
          </table:table-cell>
          <table:table-cell table:formula="of:=[.$M$3]/[.$M9]" office:value-type="float" office:value="11.9990242352728" calcext:value-type="float">
            <text:p>11.9990242352728</text:p>
          </table:table-cell>
          <table:table-cell table:formula="of:=[.$N9]/[.$L9]" office:value-type="float" office:value="0.187484753676137" calcext:value-type="float">
            <text:p>0.187484753676137</text:p>
          </table:table-cell>
          <table:table-cell office:value-type="float" office:value="1.51641" calcext:value-type="float">
            <text:p>1.51641</text:p>
          </table:table-cell>
          <table:table-cell table:formula="of:=[.$P$3]/[.$P9]" office:value-type="float" office:value="20.1528610336255" calcext:value-type="float">
            <text:p>20.1528610336255</text:p>
          </table:table-cell>
          <table:table-cell table:formula="of:=[.$Q9]/[.$L9]" office:value-type="float" office:value="0.314888453650398" calcext:value-type="float">
            <text:p>0.314888453650398</text:p>
          </table:table-cell>
          <table:table-cell office:value-type="float" office:value="8.86479" calcext:value-type="float">
            <text:p>8.86479</text:p>
          </table:table-cell>
          <table:table-cell table:formula="of:=[.$S$3]/[.$S9]" office:value-type="float" office:value="12.2609785454591" calcext:value-type="float">
            <text:p>12.2609785454591</text:p>
          </table:table-cell>
          <table:table-cell table:formula="of:=[.$T9]/[.$L9]" office:value-type="float" office:value="0.191577789772798" calcext:value-type="float">
            <text:p>0.19157778977279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M9]/[.$B9]" office:value-type="float" office:value="2.04672332915331" calcext:value-type="float">
            <text:p>2.04672332915331</text:p>
          </table:table-cell>
          <table:table-cell table:formula="of:=[.$P9]/[.$E9]" office:value-type="float" office:value="2.42425065985417" calcext:value-type="float">
            <text:p>2.42425065985417</text:p>
          </table:table-cell>
          <table:table-cell table:formula="of:=[.$S9]/[.$H9]" office:value-type="float" office:value="4.46348316021087" calcext:value-type="float">
            <text:p>4.46348316021087</text:p>
          </table:table-cell>
          <table:table-cell table:formula="of:=[.$C9]/[.$N9]" office:value-type="float" office:value="1.7542491266616" calcext:value-type="float">
            <text:p>1.7542491266616</text:p>
          </table:table-cell>
          <table:table-cell table:formula="of:=[.$F9]/[.$Q9]" office:value-type="float" office:value="2.39351122494928" calcext:value-type="float">
            <text:p>2.39351122494928</text:p>
          </table:table-cell>
          <table:table-cell table:formula="of:=[.$G9]/[.$R9]" office:value-type="float" office:value="2.5530786399459" calcext:value-type="float">
            <text:p>2.5530786399459</text:p>
          </table:table-cell>
          <table:table-cell table:number-columns-repeated="995"/>
        </table:table-row>
        <table:table-row table:style-name="ro1">
          <table:table-cell table:number-columns-repeated="11"/>
          <table:table-cell office:value-type="float" office:value="128" calcext:value-type="float">
            <text:p>128</text:p>
          </table:table-cell>
          <table:table-cell office:value-type="float" office:value="0.0630852" calcext:value-type="float">
            <text:p>0.0630852</text:p>
          </table:table-cell>
          <table:table-cell table:formula="of:=[.$M$3]/[.$M10]" office:value-type="float" office:value="8.38188671827941" calcext:value-type="float">
            <text:p>8.38188671827941</text:p>
          </table:table-cell>
          <table:table-cell table:formula="of:=[.$N10]/[.$L10]" office:value-type="float" office:value="0.0654834899865579" calcext:value-type="float">
            <text:p>0.065483489986558</text:p>
          </table:table-cell>
          <table:table-cell office:value-type="float" office:value="1.70092" calcext:value-type="float">
            <text:p>1.70092</text:p>
          </table:table-cell>
          <table:table-cell table:formula="of:=[.$P$3]/[.$P10]" office:value-type="float" office:value="17.9667474072855" calcext:value-type="float">
            <text:p>17.9667474072855</text:p>
          </table:table-cell>
          <table:table-cell table:formula="of:=[.$Q10]/[.$L10]" office:value-type="float" office:value="0.140365214119418" calcext:value-type="float">
            <text:p>0.140365214119418</text:p>
          </table:table-cell>
          <table:table-cell office:value-type="float" office:value="8.91052" calcext:value-type="float">
            <text:p>8.91052</text:p>
          </table:table-cell>
          <table:table-cell table:formula="of:=[.$S$3]/[.$S10]" office:value-type="float" office:value="12.1980535367184" calcext:value-type="float">
            <text:p>12.1980535367184</text:p>
          </table:table-cell>
          <table:table-cell table:formula="of:=[.$T10]/[.$L10]" office:value-type="float" office:value="0.0952972932556125" calcext:value-type="float">
            <text:p>0.095297293255613</text:p>
          </table:table-cell>
          <table:table-cell table:number-columns-repeated="100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 number:title="User-defined">
      <number:number number:decimal-places="6" loext:min-decimal-places="6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21:30:50.996602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6:58:32.835740461</meta:creation-date>
    <dc:date>2022-04-17T21:51:48.057407659</dc:date>
    <meta:editing-duration>PT1H14M16S</meta:editing-duration>
    <meta:editing-cycles>28</meta:editing-cycles>
    <meta:generator>LibreOffice/6.4.7.2$Linux_X86_64 LibreOffice_project/40$Build-2</meta:generator>
    <meta:document-statistic meta:table-count="1" meta:cell-count="237" meta:object-count="11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12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plot-area chart:style-name="ch2" table:cell-range-address="Sheet1.A3:Sheet1.B10 Sheet1.B2:Sheet1.B2" chart:data-source-has-labels="row" svg:x="1.132cm" svg:y="0.165cm" svg:width="14.405cm" svg:height="7.057cm">
          <chartooo:coordinate-region svg:x="1.965cm" svg:y="0.391cm" svg:width="13.332cm" svg:height="6.131cm"/>
          <chart:axis chart:dimension="x" chart:name="primary-x" chart:style-name="ch3">
            <chart:title svg:x="7.12cm" svg:y="7.11cm" chart:style-name="ch4">
              <text:p>nthreads</text:p>
            </chart:title>
          </chart:axis>
          <chart:axis chart:dimension="y" chart:name="primary-y" chart:style-name="ch5">
            <chart:title svg:x="0.001cm" svg:y="4.933cm" chart:style-name="ch6">
              <text:p>time, sec</text:p>
            </chart:title>
            <chart:grid chart:style-name="ch7" chart:class="major"/>
          </chart:axis>
          <chart:series chart:style-name="ch8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453212">
                <text:p>0.453212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1283">
                <text:p>0.231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21257">
                <text:p>0.121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672248">
                <text:p>0.0672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395949">
                <text:p>0.0395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26457">
                <text:p>0.026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21531">
                <text:p>0.021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-dash="Dot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41cm" svg:height="7.963cm" xlink:href=".." xlink:type="simple" chart:class="chart:bar" chart:style-name="ch1">
        <chart:legend chart:legend-position="top" svg:x="3.492cm" svg:y="0cm" style:legend-expansion="custom" chartooo:width="8.127cm" chartooo:height="1.048cm" style:legend-expansion-aspect-ratio="7.75477099236641" chart:style-name="ch2"/>
        <chart:plot-area chart:style-name="ch3" table:cell-range-address="Sheet1.W2:Sheet1.Z9" chart:data-source-has-labels="both" svg:x="0.892cm" svg:y="0.823cm" svg:width="13.104cm" svg:height="6.429cm">
          <chartooo:coordinate-region svg:x="1.725cm" svg:y="1.05cm" svg:width="12.271cm" svg:height="5.502cm"/>
          <chart:axis chart:dimension="x" chart:name="primary-x" chart:style-name="ch4" chartooo:axis-type="auto">
            <chartooo:date-scale/>
            <chart:title svg:x="4.901cm" svg:y="6.958cm" chart:style-name="ch5">
              <text:p>nthreads or processes</text:p>
            </chart:title>
            <chart:categories table:cell-range-address="Sheet1.W3:Sheet1.W9"/>
          </chart:axis>
          <chart:axis chart:dimension="y" chart:name="primary-y" chart:style-name="ch6">
            <chart:title svg:x="0.001cm" svg:y="8.01cm" chart:style-name="ch7">
              <text:p>OpenMP to MPI execution time</text:p>
            </chart:title>
            <chart:grid chart:style-name="ch8" chart:class="major"/>
          </chart:axis>
          <chart:series chart:style-name="ch9" chart:values-cell-range-address="Sheet1.X3:Sheet1.X9" chart:label-cell-address="Sheet1.X2:Sheet1.X2" chart:class="chart:bar">
            <chart:data-point chart:repeated="7"/>
          </chart:series>
          <chart:series chart:style-name="ch10" chart:values-cell-range-address="Sheet1.Y3:Sheet1.Y9" chart:label-cell-address="Sheet1.Y2:Sheet1.Y2" chart:class="chart:bar">
            <chart:data-point chart:repeated="7"/>
          </chart:series>
          <chart:series chart:style-name="ch11" chart:values-cell-range-address="Sheet1.Z3:Sheet1.Z9" chart:label-cell-address="Sheet1.Z2:Sheet1.Z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000</text:p>
                <draw:g>
                  <svg:desc>Sheet1.X2:Sheet1.X2</svg:desc>
                </draw:g>
              </table:table-cell>
              <table:table-cell office:value-type="string">
                <text:p>A4000</text:p>
                <draw:g>
                  <svg:desc>Sheet1.Y2:Sheet1.Y2</svg:desc>
                </draw:g>
              </table:table-cell>
              <table:table-cell office:value-type="string">
                <text:p>A6000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W3:Sheet1.W9</svg:desc>
                </draw:g>
              </table:table-cell>
              <table:table-cell office:value-type="float" office:value="1.16672329947133">
                <text:p>1.16672329947133</text:p>
                <draw:g>
                  <svg:desc>Sheet1.X3:Sheet1.X9</svg:desc>
                </draw:g>
              </table:table-cell>
              <table:table-cell office:value-type="float" office:value="1.01284282044908">
                <text:p>1.01284282044908</text:p>
                <draw:g>
                  <svg:desc>Sheet1.Y3:Sheet1.Y9</svg:desc>
                </draw:g>
              </table:table-cell>
              <table:table-cell office:value-type="float" office:value="1.04681691226043">
                <text:p>1.04681691226043</text:p>
                <draw:g>
                  <svg:desc>Sheet1.Z3:Sheet1.Z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6077143585996">
                <text:p>1.26077143585996</text:p>
              </table:table-cell>
              <table:table-cell office:value-type="float" office:value="1.01322820965067">
                <text:p>1.01322820965067</text:p>
              </table:table-cell>
              <table:table-cell office:value-type="float" office:value="1.02156482533982">
                <text:p>1.021564825339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8210907411531">
                <text:p>1.18210907411531</text:p>
              </table:table-cell>
              <table:table-cell office:value-type="float" office:value="1.0212502975591">
                <text:p>1.0212502975591</text:p>
              </table:table-cell>
              <table:table-cell office:value-type="float" office:value="1.03633522834231">
                <text:p>1.036335228342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0517279337387">
                <text:p>1.20517279337387</text:p>
              </table:table-cell>
              <table:table-cell office:value-type="float" office:value="1.0490602817997">
                <text:p>1.0490602817997</text:p>
              </table:table-cell>
              <table:table-cell office:value-type="float" office:value="1.02407937321154">
                <text:p>1.024079373211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6138214770084">
                <text:p>1.26138214770084</text:p>
              </table:table-cell>
              <table:table-cell office:value-type="float" office:value="1.04582966656889">
                <text:p>1.04582966656889</text:p>
              </table:table-cell>
              <table:table-cell office:value-type="float" office:value="1.08080354730087">
                <text:p>1.080803547300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5785614393166">
                <text:p>1.55785614393166</text:p>
              </table:table-cell>
              <table:table-cell office:value-type="float" office:value="1.51038550702961">
                <text:p>1.51038550702961</text:p>
              </table:table-cell>
              <table:table-cell office:value-type="float" office:value="2.20134158228954">
                <text:p>2.201341582289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04672332915331">
                <text:p>2.04672332915331</text:p>
              </table:table-cell>
              <table:table-cell office:value-type="float" office:value="2.42425065985417">
                <text:p>2.42425065985417</text:p>
              </table:table-cell>
              <table:table-cell office:value-type="float" office:value="4.46348316021087">
                <text:p>4.463483160210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41cm" svg:height="7.963cm" xlink:href=".." xlink:type="simple" chart:class="chart:bar" chart:style-name="ch1">
        <chart:legend chart:legend-position="top" svg:x="3.492cm" svg:y="0cm" style:legend-expansion="custom" chartooo:width="8.127cm" chartooo:height="1.048cm" style:legend-expansion-aspect-ratio="7.75477099236641" chart:style-name="ch2"/>
        <chart:plot-area chart:style-name="ch3" table:cell-range-address="Sheet1.W3:Sheet1.W9 Sheet1.AA2:Sheet1.AC9" chart:data-source-has-labels="both" svg:x="0.892cm" svg:y="0.823cm" svg:width="13.104cm" svg:height="6.429cm">
          <chartooo:coordinate-region svg:x="1.725cm" svg:y="1.05cm" svg:width="12.271cm" svg:height="5.502cm"/>
          <chart:axis chart:dimension="x" chart:name="primary-x" chart:style-name="ch4" chartooo:axis-type="auto">
            <chartooo:date-scale/>
            <chart:title svg:x="4.903cm" svg:y="6.96cm" chart:style-name="ch5">
              <text:p>nthreads or processes</text:p>
            </chart:title>
            <chart:categories table:cell-range-address="Sheet1.W3:Sheet1.W9"/>
          </chart:axis>
          <chart:axis chart:dimension="y" chart:name="primary-y" chart:style-name="ch6">
            <chart:title svg:x="0.001cm" svg:y="7.301cm" chart:style-name="ch7">
              <text:p>MPI to OpenMP speedup</text:p>
            </chart:title>
            <chart:grid chart:style-name="ch8" chart:class="major"/>
          </chart:axis>
          <chart:series chart:style-name="ch9" chart:values-cell-range-address="Sheet1.AA3:Sheet1.AA9" chart:label-cell-address="Sheet1.AA2:Sheet1.AA2" chart:class="chart:bar">
            <chart:data-point chart:repeated="7"/>
          </chart:series>
          <chart:series chart:style-name="ch10" chart:values-cell-range-address="Sheet1.AB3:Sheet1.AB9" chart:label-cell-address="Sheet1.AB2:Sheet1.AB2" chart:class="chart:bar">
            <chart:data-point chart:repeated="7"/>
          </chart:series>
          <chart:series chart:style-name="ch11" chart:values-cell-range-address="Sheet1.AC3:Sheet1.AC9" chart:label-cell-address="Sheet1.AC2:Sheet1.AC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000</text:p>
                <draw:g>
                  <svg:desc>Sheet1.AA2:Sheet1.AA2</svg:desc>
                </draw:g>
              </table:table-cell>
              <table:table-cell office:value-type="string">
                <text:p>A4000</text:p>
                <draw:g>
                  <svg:desc>Sheet1.AB2:Sheet1.AB2</svg:desc>
                </draw:g>
              </table:table-cell>
              <table:table-cell office:value-type="string">
                <text:p>A6000</text:p>
                <draw:g>
                  <svg:desc>Sheet1.AC2:Sheet1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W3:Sheet1.W9</svg:desc>
                </draw:g>
              </table:table-cell>
              <table:table-cell office:value-type="float" office:value="1">
                <text:p>1</text:p>
                <draw:g>
                  <svg:desc>Sheet1.AA3:Sheet1.AA9</svg:desc>
                </draw:g>
              </table:table-cell>
              <table:table-cell office:value-type="float" office:value="1">
                <text:p>1</text:p>
                <draw:g>
                  <svg:desc>Sheet1.AB3:Sheet1.AB9</svg:desc>
                </draw:g>
              </table:table-cell>
              <table:table-cell office:value-type="float" office:value="1">
                <text:p>1</text:p>
                <draw:g>
                  <svg:desc>Sheet1.AC3:Sheet1.A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8060877538938">
                <text:p>1.08060877538938</text:p>
              </table:table-cell>
              <table:table-cell office:value-type="float" office:value="1.0003805024766">
                <text:p>1.0003805024766</text:p>
              </table:table-cell>
              <table:table-cell office:value-type="float" office:value="1.0003805024766">
                <text:p>1.0003805024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1318716670092">
                <text:p>1.01318716670092</text:p>
              </table:table-cell>
              <table:table-cell office:value-type="float" office:value="1.00830087052035">
                <text:p>1.00830087052035</text:p>
              </table:table-cell>
              <table:table-cell office:value-type="float" office:value="1.00830087052035">
                <text:p>1.008300870520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295510933909">
                <text:p>1.03295510933909</text:p>
              </table:table-cell>
              <table:table-cell office:value-type="float" office:value="1.03575822488879">
                <text:p>1.03575822488879</text:p>
              </table:table-cell>
              <table:table-cell office:value-type="float" office:value="1.03575822488879">
                <text:p>1.035758224888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8113221727243">
                <text:p>1.08113221727243</text:p>
              </table:table-cell>
              <table:table-cell office:value-type="float" office:value="1.03256857377453">
                <text:p>1.03256857377453</text:p>
              </table:table-cell>
              <table:table-cell office:value-type="float" office:value="1.03256857377453">
                <text:p>1.032568573774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33524045044576">
                <text:p>1.33524045044576</text:p>
              </table:table-cell>
              <table:table-cell office:value-type="float" office:value="1.49123385833937">
                <text:p>1.49123385833937</text:p>
              </table:table-cell>
              <table:table-cell office:value-type="float" office:value="1.49123385833937">
                <text:p>1.491233858339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42491266616">
                <text:p>1.7542491266616</text:p>
              </table:table-cell>
              <table:table-cell office:value-type="float" office:value="2.39351122494928">
                <text:p>2.39351122494928</text:p>
              </table:table-cell>
              <table:table-cell office:value-type="float" office:value="2.5530786399459">
                <text:p>2.55307863994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60" chart:origin="0" chart:interval-major="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plot-area chart:style-name="ch2" table:cell-range-address="Sheet1.A3:Sheet1.A10 Sheet1.C2:Sheet1.C10" chart:data-source-has-labels="row" svg:x="1.223cm" svg:y="0.162cm" svg:width="14.201cm" svg:height="7.012cm">
          <chartooo:coordinate-region svg:x="1.95cm" svg:y="0.388cm" svg:width="13.235cm" svg:height="6.086cm"/>
          <chart:axis chart:dimension="x" chart:name="primary-x" chart:style-name="ch3">
            <chart:title svg:x="7.109cm" svg:y="7.052cm" chart:style-name="ch4">
              <text:p>nthreads</text:p>
            </chart:title>
          </chart:axis>
          <chart:axis chart:dimension="y" chart:name="primary-y" chart:style-name="ch5">
            <chart:title svg:x="0.001cm" svg:y="5.702cm" chart:style-name="ch6">
              <text:p>speedup, times</text:p>
            </chart:title>
            <chart:grid chart:style-name="ch7" chart:class="major"/>
          </chart:axis>
          <chart:series chart:style-name="ch8" chart:values-cell-range-address="Sheet1.C3:Sheet1.C10" chart:label-cell-address="Sheet1.C2:Sheet1.C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955604173242">
                <text:p>1.95955604173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3761514799146">
                <text:p>3.7376151479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74173816805703">
                <text:p>6.74173816805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.4462216093487">
                <text:p>11.4462216093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7.1301356918774">
                <text:p>17.1301356918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1.0492777855186">
                <text:p>21.0492777855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.3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plot-area chart:style-name="ch2" table:cell-range-address="Sheet1.A3:Sheet1.A10 Sheet1.D2:Sheet1.D10" chart:data-source-has-labels="row" svg:x="1.194cm" svg:y="0.134cm" svg:width="14.285cm" svg:height="6.999cm">
          <chartooo:coordinate-region svg:x="2.027cm" svg:y="0.36cm" svg:width="13.213cm" svg:height="6.073cm"/>
          <chart:axis chart:dimension="x" chart:name="primary-x" chart:style-name="ch3">
            <chart:title svg:x="7.122cm" svg:y="7.04cm" chart:style-name="ch4">
              <text:p>nthreads</text:p>
            </chart:title>
          </chart:axis>
          <chart:axis chart:dimension="y" chart:name="primary-y" chart:style-name="ch5">
            <chart:title svg:x="0.001cm" svg:y="6.183cm" chart:style-name="ch6">
              <text:p>speedup / nthreads</text:p>
            </chart:title>
            <chart:grid chart:style-name="ch7" chart:class="major"/>
          </chart:axis>
          <chart:series chart:style-name="ch8" chart:values-cell-range-address="Sheet1.D3:Sheet1.D10" chart:label-cell-address="Sheet1.D2:Sheet1.D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9778020866211">
                <text:p>0.979778020866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4403786997864">
                <text:p>0.934403786997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42717271007128">
                <text:p>0.842717271007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15388850584292">
                <text:p>0.715388850584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35316740371168">
                <text:p>0.535316740371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350821296425309">
                <text:p>0.350821296425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12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plot-area chart:style-name="ch2" table:cell-range-address="Sheet1.A3:Sheet1.A10 Sheet1.E2:Sheet1.E10" chart:data-source-has-labels="row" svg:x="0.894cm" svg:y="0.165cm" svg:width="14.643cm" svg:height="7.057cm">
          <chartooo:coordinate-region svg:x="1.965cm" svg:y="0.391cm" svg:width="13.332cm" svg:height="6.131cm"/>
          <chart:axis chart:dimension="x" chart:name="primary-x" chart:style-name="ch3">
            <chart:title svg:x="7.001cm" svg:y="7.11cm" chart:style-name="ch4">
              <text:p>nthreads</text:p>
            </chart:title>
          </chart:axis>
          <chart:axis chart:dimension="y" chart:name="primary-y" chart:style-name="ch5">
            <chart:title svg:x="0.001cm" svg:y="4.933cm" chart:style-name="ch6">
              <text:p>time, sec</text:p>
            </chart:title>
            <chart:grid chart:style-name="ch7" chart:class="major"/>
          </chart:axis>
          <chart:series chart:style-name="ch8" chart:values-cell-range-address="Sheet1.E3:Sheet1.E10" chart:label-cell-address="Sheet1.E2:Sheet1.E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30.1725">
                <text:p>30.1725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1948">
                <text:p>15.1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64554">
                <text:p>7.64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31938">
                <text:p>4.31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0454">
                <text:p>2.0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06976">
                <text:p>1.06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625517">
                <text:p>0.62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6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plot-area chart:style-name="ch2" table:cell-range-address="Sheet1.A3:Sheet1.A10 Sheet1.F2:Sheet1.F10" chart:data-source-has-labels="row" svg:x="1.223cm" svg:y="0.162cm" svg:width="14.201cm" svg:height="7.012cm">
          <chartooo:coordinate-region svg:x="1.95cm" svg:y="0.388cm" svg:width="13.235cm" svg:height="6.086cm"/>
          <chart:axis chart:dimension="x" chart:name="primary-x" chart:style-name="ch3">
            <chart:title svg:x="7.109cm" svg:y="7.052cm" chart:style-name="ch4">
              <text:p>nthreads</text:p>
            </chart:title>
          </chart:axis>
          <chart:axis chart:dimension="y" chart:name="primary-y" chart:style-name="ch5">
            <chart:title svg:x="0.001cm" svg:y="5.702cm" chart:style-name="ch6">
              <text:p>speedup, times</text:p>
            </chart:title>
            <chart:grid chart:style-name="ch7" chart:class="major"/>
          </chart:axis>
          <chart:series chart:style-name="ch8" chart:values-cell-range-address="Sheet1.F3:Sheet1.F10" chart:label-cell-address="Sheet1.F2:Sheet1.F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571221733751">
                <text:p>1.98571221733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464184347999">
                <text:p>3.9464184347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98537753103455">
                <text:p>6.98537753103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7513933704899">
                <text:p>14.7513933704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8.2049244690398">
                <text:p>28.2049244690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8.2360990988255">
                <text:p>48.2360990988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.3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plot-area chart:style-name="ch2" table:cell-range-address="Sheet1.A3:Sheet1.A10 Sheet1.G2:Sheet1.G10" chart:data-source-has-labels="row" svg:x="1.194cm" svg:y="0.134cm" svg:width="14.285cm" svg:height="6.999cm">
          <chartooo:coordinate-region svg:x="2.027cm" svg:y="0.36cm" svg:width="13.213cm" svg:height="6.073cm"/>
          <chart:axis chart:dimension="x" chart:name="primary-x" chart:style-name="ch3">
            <chart:title svg:x="7.122cm" svg:y="7.04cm" chart:style-name="ch4">
              <text:p>nthreads</text:p>
            </chart:title>
          </chart:axis>
          <chart:axis chart:dimension="y" chart:name="primary-y" chart:style-name="ch5">
            <chart:title svg:x="0.001cm" svg:y="6.183cm" chart:style-name="ch6">
              <text:p>speedup / nthreads</text:p>
            </chart:title>
            <chart:grid chart:style-name="ch7" chart:class="major"/>
          </chart:axis>
          <chart:series chart:style-name="ch8" chart:values-cell-range-address="Sheet1.G3:Sheet1.G10" chart:label-cell-address="Sheet1.G2:Sheet1.G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2856108668755">
                <text:p>0.992856108668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6604608699974">
                <text:p>0.986604608699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73172191379318">
                <text:p>0.873172191379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21962085655617">
                <text:p>0.921962085655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881403889657493">
                <text:p>0.881403889657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803934984980424">
                <text:p>0.803934984980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12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plot-area chart:style-name="ch2" table:cell-range-address="Sheet1.A3:Sheet1.A10 Sheet1.H2:Sheet1.H10" chart:data-source-has-labels="row" svg:x="0.656cm" svg:y="0.165cm" svg:width="14.881cm" svg:height="7.057cm">
          <chartooo:coordinate-region svg:x="1.965cm" svg:y="0.391cm" svg:width="13.332cm" svg:height="6.131cm"/>
          <chart:axis chart:dimension="x" chart:name="primary-x" chart:style-name="ch3">
            <chart:title svg:x="6.882cm" svg:y="7.11cm" chart:style-name="ch4">
              <text:p>nthreads</text:p>
            </chart:title>
          </chart:axis>
          <chart:axis chart:dimension="y" chart:name="primary-y" chart:style-name="ch5">
            <chart:title svg:x="0.001cm" svg:y="4.933cm" chart:style-name="ch6">
              <text:p>time, sec</text:p>
            </chart:title>
            <chart:grid chart:style-name="ch7" chart:class="major"/>
          </chart:axis>
          <chart:series chart:style-name="ch8" chart:values-cell-range-address="Sheet1.H3:Sheet1.H10" chart:label-cell-address="Sheet1.H2:Sheet1.H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03.83">
                <text:p>103.83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2.3445">
                <text:p>52.3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6.561">
                <text:p>26.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.0054">
                <text:p>16.0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51126">
                <text:p>8.51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54954">
                <text:p>3.54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98607">
                <text:p>1.9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6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plot-area chart:style-name="ch2" table:cell-range-address="Sheet1.A3:Sheet1.A10 Sheet1.I2:Sheet1.I10" chart:data-source-has-labels="row" svg:x="1.223cm" svg:y="0.162cm" svg:width="14.201cm" svg:height="7.012cm">
          <chartooo:coordinate-region svg:x="1.95cm" svg:y="0.388cm" svg:width="13.235cm" svg:height="6.086cm"/>
          <chart:axis chart:dimension="x" chart:name="primary-x" chart:style-name="ch3">
            <chart:title svg:x="7.109cm" svg:y="7.052cm" chart:style-name="ch4">
              <text:p>nthreads</text:p>
            </chart:title>
          </chart:axis>
          <chart:axis chart:dimension="y" chart:name="primary-y" chart:style-name="ch5">
            <chart:title svg:x="0.001cm" svg:y="5.702cm" chart:style-name="ch6">
              <text:p>speedup, times</text:p>
            </chart:title>
            <chart:grid chart:style-name="ch7" chart:class="major"/>
          </chart:axis>
          <chart:series chart:style-name="ch8" chart:values-cell-range-address="Sheet1.I3:Sheet1.I10" chart:label-cell-address="Sheet1.I2:Sheet1.I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I3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358948886703">
                <text:p>1.98358948886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0911486766311">
                <text:p>3.90911486766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48718557486848">
                <text:p>6.48718557486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199133853272">
                <text:p>12.199133853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9.2516776821785">
                <text:p>29.2516776821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2.279124099352">
                <text:p>52.279124099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0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.3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plot-area chart:style-name="ch2" table:cell-range-address="Sheet1.A3:Sheet1.A10 Sheet1.J2:Sheet1.J10" chart:data-source-has-labels="row" svg:x="1.194cm" svg:y="0.134cm" svg:width="14.285cm" svg:height="6.999cm">
          <chartooo:coordinate-region svg:x="2.027cm" svg:y="0.36cm" svg:width="13.213cm" svg:height="6.073cm"/>
          <chart:axis chart:dimension="x" chart:name="primary-x" chart:style-name="ch3">
            <chart:title svg:x="7.122cm" svg:y="7.04cm" chart:style-name="ch4">
              <text:p>nthreads</text:p>
            </chart:title>
          </chart:axis>
          <chart:axis chart:dimension="y" chart:name="primary-y" chart:style-name="ch5">
            <chart:title svg:x="0.001cm" svg:y="6.183cm" chart:style-name="ch6">
              <text:p>speedup / nthreads</text:p>
            </chart:title>
            <chart:grid chart:style-name="ch7" chart:class="major"/>
          </chart:axis>
          <chart:series chart:style-name="ch8" chart:values-cell-range-address="Sheet1.J3:Sheet1.J10" chart:label-cell-address="Sheet1.J2:Sheet1.J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1794744433513">
                <text:p>0.991794744433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77278716915779">
                <text:p>0.977278716915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1089819685856">
                <text:p>0.8108981968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62445865829501">
                <text:p>0.762445865829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14114927568079">
                <text:p>0.914114927568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8713187349892">
                <text:p>0.8713187349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